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8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072cm"/>
      <style:paragraph-properties style:writing-mode="lr-tb"/>
    </style:style>
    <style:style style:name="gr3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2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4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8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484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  <style:text-properties style:font-name="DejaVu Sans Mono1" fo:font-size="12pt" style:font-size-asian="12pt" style:font-size-complex="12pt"/>
    </style:style>
    <style:style style:name="P3" style:family="paragraph">
      <style:paragraph-properties fo:text-align="center" style:writing-mode="lr-tb"/>
      <style:text-properties style:font-name="DejaVu Sans Mono1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Ubuntu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71cm" svg:height="3.048cm" svg:x="7.874cm" svg:y="11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3.048cm" svg:x="3.302cm" svg:y="3.556cm">
          <text:p text:style-name="P2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048cm" svg:x="22.09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048cm" svg:x="12.446cm" svg:y="3.55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588cm" svg:y1="6.604cm" svg:x2="10.668cm" svg:y2="11.684cm">
          <text:p/>
        </draw:line>
        <draw:line draw:style-name="gr4" draw:text-style-name="P4" draw:layer="layout" svg:x1="14.732cm" svg:y1="6.604cm" svg:x2="10.632cm" svg:y2="11.684cm">
          <text:p/>
        </draw:line>
        <draw:line draw:style-name="gr3" draw:text-style-name="P4" draw:layer="layout" svg:x1="17.018cm" svg:y1="5.08cm" svg:x2="22.098cm" svg:y2="5.08cm">
          <text:p/>
        </draw:line>
        <draw:frame draw:style-name="gr5" draw:text-style-name="P5" draw:layer="layout" svg:width="4.735cm" svg:height="1.097cm" svg:x="3.556cm" svg:y="4.318cm">
          <draw:text-box>
            <text:p><text:span text:style-name="T2">Power Supply (PS) - </text:span></text:p>
            <text:p><text:span text:style-name="T2">server</text:span></text:p>
          </draw:text-box>
        </draw:frame>
        <draw:frame draw:style-name="gr6" draw:text-style-name="P5" draw:layer="layout" svg:width="4.947cm" svg:height="1.097cm" svg:x="12.367cm" svg:y="4.491cm">
          <draw:text-box>
            <text:p><text:span text:style-name="T2">Jetson (J) –</text:span></text:p>
            <text:p><text:span text:style-name="T2">server</text:span></text:p>
          </draw:text-box>
        </draw:frame>
        <draw:frame draw:style-name="gr7" draw:text-style-name="P5" draw:layer="layout" svg:width="3.889cm" svg:height="1.097cm" svg:x="22.527cm" svg:y="4.491cm">
          <draw:text-box>
            <text:p><text:span text:style-name="T2">Avionics (AV) - </text:span></text:p>
            <text:p><text:span text:style-name="T2">client</text:span></text:p>
          </draw:text-box>
        </draw:frame>
        <draw:frame draw:style-name="gr8" draw:text-style-name="P5" draw:layer="layout" svg:width="5.371cm" svg:height="1.097cm" svg:x="8.091cm" svg:y="12.446cm">
          <draw:text-box>
            <text:p><text:span text:style-name="T2">Control Station (CS)</text:span></text:p>
            <text:p><text:span text:style-name="T2"><text:s/></text:span><text:span text:style-name="T2">- client</text:span></text:p>
          </draw:text-box>
        </draw:frame>
        <draw:frame draw:style-name="gr9" draw:text-style-name="P5" draw:layer="layout" svg:width="1.984cm" svg:height="0.674cm" svg:x="6.858cm" svg:y="7.539cm">
          <draw:text-box>
            <text:p><text:span text:style-name="T2">PORT_CS</text:span></text:p>
          </draw:text-box>
        </draw:frame>
        <draw:frame draw:style-name="gr9" draw:text-style-name="P5" draw:layer="layout" svg:width="1.984cm" svg:height="0.674cm" svg:x="18.542cm" svg:y="5.168cm">
          <draw:text-box>
            <text:p><text:span text:style-name="T2">PORT_AV</text:span></text:p>
          </draw:text-box>
        </draw:frame>
        <draw:frame draw:style-name="gr9" draw:text-style-name="P5" draw:layer="layout" svg:width="1.984cm" svg:height="0.674cm" svg:x="13.256cm" svg:y="8.636cm">
          <draw:text-box>
            <text:p><text:span text:style-name="T2">RO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2:38:15.394611271</meta:creation-date>
    <dc:date>2021-05-08T18:40:27.603675633</dc:date>
    <meta:editing-duration>PT11M42S</meta:editing-duration>
    <meta:editing-cycles>7</meta:editing-cycles>
    <meta:generator>LibreOffice/6.4.7.2$Linux_X86_64 LibreOffice_project/40$Build-2</meta:generator>
    <meta:document-statistic meta:object-count="37"/>
  </office:meta>
</office:document-meta>
</file>